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C0000002D04AB3B7AA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Arial" style:font-family-generic="swiss" style:font-pitch="variable" fo:font-size="14pt" style:font-size-asian="14pt" style:font-size-complex="14pt" fo:hyphenate="false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Arial" style:font-family-generic="swiss" style:font-pitch="variable" fo:font-size="14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family="Arial" style:font-family-generic="swiss" style:font-pitch="variable" fo:font-size="18pt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family="Arial" style:font-family-generic="swiss" style:font-pitch="variable" fo:font-size="18pt" fo:hyphenate="false"/>
    </style:style>
    <style:style style:name="T1" style:family="text">
      <style:text-properties fo:color="#000000" style:text-line-through-style="none" fo:font-family="'Comic Sans MS'" style:font-family-generic="scrip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Picture 2" draw:style-name="gr1" draw:text-style-name="P1" draw:layer="layout" svg:width="12.064cm" svg:height="9.048cm" svg:x="7.936cm" svg:y="4.952cm">
          <draw:image xlink:href="Pictures/10000000000003C0000002D04AB3B7AA.jpg" xlink:type="simple" xlink:show="embed" xlink:actuate="onLoad">
            <text:p/>
          </draw:image>
        </draw:frame>
        <draw:custom-shape draw:name="TextBox 8" draw:style-name="gr2" draw:text-style-name="P3" draw:layer="layout" svg:width="1.294cm" svg:height="1.013cm" svg:x="14.921cm" svg:y="9.022cm">
          <text:p text:style-name="P2"><text:span text:style-name="T1">Hr</text:span></text:p>
          <draw:enhanced-geometry svg:viewBox="0 0 21600 21600" draw:type="rectangle" draw:enhanced-path="M 0 0 L 21600 0 21600 21600 0 21600 0 0 Z N"/>
        </draw:custom-shape>
        <draw:custom-shape draw:name="TextBox 9" draw:style-name="gr3" draw:text-style-name="P5" draw:layer="layout" svg:width="1.277cm" svg:height="1.013cm" svg:x="11.919cm" svg:y="5.055cm">
          <text:p text:style-name="P4"><text:span text:style-name="T2">Hz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3C0000002D04AB3B7AA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29M11S</meta:editing-duration>
    <meta:editing-cycles>4</meta:editing-cycles>
    <meta:generator>OpenOffice/4.1.5$Win32 OpenOffice.org_project/415m1$Build-9789</meta:generator>
    <dc:date>2018-07-01T13:28:22.63</dc:date>
    <dc:creator>Yash G</dc:creator>
    <meta:document-statistic meta:object-count="26"/>
  </office:meta>
</office:document-meta>
</file>